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16854" officeooo:paragraph-rsid="00116854"/>
    </style:style>
    <style:style style:name="P2" style:family="paragraph" style:parent-style-name="Heading_20_1">
      <style:paragraph-properties fo:line-height="150%" fo:text-align="justify" style:justify-single-word="false" fo:break-before="page"/>
      <style:text-properties style:font-name="Arial1" fo:language="ca" fo:country="ES" officeooo:paragraph-rsid="0012f25b"/>
    </style:style>
    <style:style style:name="P3" style:family="paragraph" style:parent-style-name="Heading_20_2">
      <style:text-properties style:font-name="Arial1" fo:language="ca" fo:country="ES"/>
    </style:style>
    <style:style style:name="P4" style:family="paragraph" style:parent-style-name="Heading_20_2">
      <style:paragraph-properties fo:line-height="150%" fo:text-align="justify" style:justify-single-word="false"/>
      <style:text-properties style:font-name="Arial1" fo:language="ca" fo:country="ES"/>
    </style:style>
    <style:style style:name="P5" style:family="paragraph" style:parent-style-name="Heading_20_2">
      <style:paragraph-properties fo:line-height="150%"/>
      <style:text-properties style:font-name="Arial1" fo:language="ca" fo:country="ES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language="ca" fo:country="ES" officeooo:rsid="0012f25b" officeooo:paragraph-rsid="0012f25b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fo:language="ca" fo:country="ES" officeooo:rsid="00137b1a" officeooo:paragraph-rsid="00137b1a"/>
    </style:style>
    <style:style style:name="T1" style:family="text">
      <style:text-properties style:font-name="Arial1" fo:language="ca" fo:country="ES"/>
    </style:style>
    <style:style style:name="T2" style:family="text">
      <style:text-properties officeooo:rsid="00137b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ÍNDEX</text:p>
      <text:h text:style-name="P2" text:outline-level="1">1. Dades personals, del centre i de l’empresa</text:h>
      <text:h text:style-name="P4" text:outline-level="2">1.1 Dades personals</text:h>
      <text:p text:style-name="P6">L’alumne que participa en la creació i desenvolupament del projecte és na Míriam Jiménez Molina.</text:p>
      <text:h text:style-name="P5" text:outline-level="2">1.2 Dades del centre <text:span text:style-name="T2">i del tutor</text:span></text:h>
      <text:p text:style-name="P7">El centre on es desenvoluparà aquest projecte és el CIFP Pau Casesnoves, Inca.</text:p>
      <text:p text:style-name="P7">La tutora del curs és na Margalida Estrany Bonnín i el tutor de projecte és n’Antoni Oliver Gelabert. </text:p>
      <text:h text:style-name="P3" text:outline-level="2">1.3 Dades de l’empresa</text:h>
      <text:p text:style-name="Text_20_body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4-13T11:17:21.808000000</dc:date>
    <meta:editing-duration>PT12M53S</meta:editing-duration>
    <meta:editing-cycles>7</meta:editing-cycles>
    <meta:document-statistic meta:table-count="0" meta:image-count="0" meta:object-count="0" meta:page-count="3" meta:paragraph-count="8" meta:word-count="69" meta:character-count="399" meta:non-whitespace-character-count="337"/>
  </office:meta>
</office:document-meta>
</file>